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06c7" officeooo:paragraph-rsid="001906c7"/>
    </style:style>
    <style:style style:name="P2" style:family="paragraph" style:parent-style-name="Standard" style:list-style-name="L1">
      <style:text-properties officeooo:paragraph-rsid="001906c7"/>
    </style:style>
    <style:style style:name="P3" style:family="paragraph" style:parent-style-name="Standard" style:list-style-name="L1">
      <style:text-properties officeooo:rsid="00195e11" officeooo:paragraph-rsid="00195e11"/>
    </style:style>
    <style:style style:name="T1" style:family="text">
      <style:text-properties officeooo:rsid="001906c7"/>
    </style:style>
    <style:style style:name="T2" style:family="text">
      <style:text-properties officeooo:rsid="00195e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ildANCFIS:</text:p>
      <text:list xml:id="list4019380420519816615" text:style-name="L1">
        <text:list-item>
          <text:p text:style-name="P2"><text:span text:style-name="T1">inputstream</text:span></text:p>
        </text:list-item>
        <text:list-item>
          <text:p text:style-name="P2"><text:span text:style-name="T1">DelayVector</text:span></text:p>
        </text:list-item>
        <text:list-item>
          <text:p text:style-name="P2"><text:span text:style-name="T1">Delay<text:tab/></text:span></text:p>
          <text:list>
            <text:list-item>
              <text:p text:style-name="P3">inputstream</text:p>
            </text:list-item>
          </text:list>
        </text:list-item>
        <text:list-item>
          <text:p text:style-name="P2"><text:span text:style-name="T1">Mfparam</text:span></text:p>
          <text:list>
            <text:list-item>
              <text:p text:style-name="P3">inputStream</text:p>
            </text:list-item>
          </text:list>
        </text:list-item>
        <text:list-item>
          <text:p text:style-name="P2"><text:span text:style-name="T1">Dimension<text:tab/></text:span></text:p>
          <text:list>
            <text:list-item>
              <text:p text:style-name="P3">DelayVector</text:p>
            </text:list-item>
          </text:list>
        </text:list-item>
        <text:list-item>
          <text:p text:style-name="P2"><text:span text:style-name="T1">BuildNet</text:span></text:p>
          <text:list>
            <text:list-item>
              <text:p text:style-name="P3">inputVecWeigh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3:50:53.122481119</meta:creation-date>
    <dc:date>2016-03-24T13:56:10.842608701</dc:date>
    <meta:editing-duration>PT3M4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21" meta:character-count="122" meta:non-whitespace-character-count="120"/>
  </office:meta>
</office:document-meta>
</file>